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IPA P明朝" svg:font-family="'IPA P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-0.199cm" style:auto-text-indent="false" fo:background-color="transparent"/>
      <style:text-properties style:font-name="IPA P明朝" fo:font-size="17pt" officeooo:paragraph-rsid="001dd805" style:font-name-asian="IPA P明朝" style:font-size-asian="17pt" style:font-size-complex="17p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7pt" officeooo:paragraph-rsid="00232f36" style:font-size-asian="17pt" style:font-size-complex="17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7pt" officeooo:paragraph-rsid="00232f36" style:font-size-asian="17pt" style:font-size-complex="17pt"/>
    </style:style>
    <style:style style:name="P4" style:family="paragraph" style:parent-style-name="Standard">
      <loext:graphic-properties draw:fill="none"/>
      <style:paragraph-properties fo:margin-left="0cm" fo:margin-right="0cm" fo:text-indent="-0.199cm" style:auto-text-indent="false" fo:background-color="transparent"/>
      <style:text-properties style:font-name="IPA P明朝" fo:font-size="17pt" officeooo:paragraph-rsid="00232f36" style:font-name-asian="IPA P明朝" style:font-size-asian="17pt" style:font-size-complex="17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style:font-name="IPA P明朝" style:font-name-asian="IPA P明朝"/>
    </style:style>
    <style:style style:name="T2" style:family="text">
      <style:text-properties style:font-name="IPA P明朝" officeooo:rsid="00232f36" style:font-name-asian="IPA P明朝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2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シェイプ1_1" draw:style-name="gr2" draw:text-style-name="P7" svg:width="12.323cm" svg:height="1.297cm" svg:x="0.034cm" svg:y="-0.499cm"><draw:text-box><text:p><text:span text:style-name="T3">新舊字體対應表 – 常用漢字表</text:span><text:span text:style-name="T4"> <text:s text:c="2"/></text:span></text:p></draw:text-box></draw:frame><text:span text:style-name="T2"/></text:p>
      <text:p text:style-name="P2"><text:span text:style-name="T2">| </text:span><text:span text:style-name="T1">亜 亞 | 悪 惡 | 圧 壓 | 囲 圍 | 為 爲 | 医 醫 | 壱 壹 | </text:span></text:p>
      <text:p text:style-name="P1"><text:s/>| 逸 逸 | 稲 稻 | 飲 飮 | 隠 隱 | 営 營 | 栄 榮 | 衛 衞 | </text:p>
      <text:p text:style-name="P1"><text:s/>| 駅 驛 | 謁 謁 | 円 圓 | 縁 緣 | 艶 艷 | 塩 鹽 | 奥 奧 | </text:p>
      <text:p text:style-name="P1"><text:s/>| 応 應 | 横 橫 | 欧 歐 | 殴 毆 | 黄 黃 | 温 溫 | 穏 穩 | </text:p>
      <text:p text:style-name="P1"><text:s/>| 仮 假 | 価 價 | 禍 禍 | 画 畫 | 会 會 | 壊 壞 | 悔 悔 | </text:p>
      <text:p text:style-name="P1"><text:s/>| 懐 懷 | 海 海 | 絵 繪 | 慨 慨 | 概 槪 | 拡 擴 | 殻 殼 | </text:p>
      <text:p text:style-name="P1"><text:s/>| 覚 覺 | 学 學 | 岳 嶽 | 楽 樂 | 喝 喝 | 渇 渴 | 褐 褐 | </text:p>
      <text:p text:style-name="P1"><text:s/>| 勧 勸 | 巻 卷 | 寛 寬 | 歓 歡 | 漢 漢 | 缶 罐 | 観 觀 | </text:p>
      <text:p text:style-name="P1"><text:s/>| 関 關 | 陥 陷 | 顔 顏 | 器 器 | 既 既 | 帰 歸 | 気 氣 | </text:p>
      <text:p text:style-name="P1"><text:s/>| 祈 祈 | 亀 龜 | 偽 僞 | 戯 戲 | 犠 犧 | 旧 舊 | 拠 據 | </text:p>
      <text:p text:style-name="P1"><text:s/>| 挙 擧 | 虚 虛 | 峡 峽 | 挟 挾 | 狭 狹 | 郷 鄕 | 響 響 | </text:p>
      <text:p text:style-name="P1"><text:s/>| 暁 曉 | 勤 勤 | 謹 謹 | 区 區 | 駆 驅 | 勲 勳 | 薫 薰 | </text:p>
      <text:p text:style-name="P1"><text:s/>| 径 徑 | 恵 惠 | 掲 揭 | 渓 溪 | 経 經 | 継 繼 | 茎 莖 | </text:p>
      <text:p text:style-name="P1"><text:s/>| 蛍 螢 | 軽 輕 | 鶏 鷄 | 芸 藝 | 撃 擊 | 欠 缺 | 倹 儉 | </text:p>
      <text:p text:style-name="P1"><text:s/>| 剣 劍 | 圏 圈 | 検 檢 | 権 權 | 献 獻 | 研 硏 | 県 縣 | </text:p>
      <text:p text:style-name="P1"><text:s/>| 険 險 | 顕 顯 | 験 驗 | 厳 嚴 | 効 效 | 広 廣 | 恒 恆 | </text:p>
      <text:p text:style-name="P1"><text:s/>| 鉱 鑛 | 号 號 | 国 國 | 穀 穀 | 黒 黑 | 済 濟 | 砕 碎 | </text:p>
      <text:p text:style-name="P1"><text:s/>| 斎 齋 | 剤 劑 | 桜 櫻 | 冊 册 | 殺 殺 | 雑 雜 | 参 參 | </text:p>
      <text:p text:style-name="P1"><text:s/>| 惨 慘 | 桟 棧 | 蚕 蠶 | 賛 贊 | 残 殘 | 祉 祉 | 糸 絲 | </text:p>
      <text:p text:style-name="P1"><text:s/>| 視 視 | 歯 齒 | 児 兒 | 辞 辭 | 湿 濕 | 実 實 | 舎 舍 | </text:p>
      <text:p text:style-name="P1"><text:s/>| 写 寫 | 煮 煮 | 社 社 | 者 者 | 釈 釋 | 寿 壽 | 収 收 | </text:p>
      <text:p text:style-name="P1"><text:s/>| 臭 臭 | 従 從 | 渋 澁 | 獣 獸 | 縦 縱 | 祝 祝 | 粛 肅 | </text:p>
      <text:p text:style-name="P1"><text:s/>| 処 處 | 暑 暑 | 緒 緖 | 署 署 | 諸 諸 | 叙 敍 | 奨 奬 | </text:p>
      <text:p text:style-name="P1"><text:s/>| 将 將 | 渉 涉 | 焼 燒 | 祥 祥 | 称 稱 | 証 證 | 乗 乘 | </text:p>
      <text:p text:style-name="P1"><text:s/>| 剰 剩 | 壌 壤 | 嬢 孃 | 条 條 | 浄 淨 | 状 狀 | 畳 疊 | </text:p>
      <text:p text:style-name="P1"><text:s/>| 譲 讓 | 醸 釀 | 嘱 囑 | 触 觸 | 寝 寢 | 慎 愼 | 真 眞 | </text:p>
      <text:p text:style-name="P1"><text:s/>| 神 神 | 尽 盡 | 図 圖 | 粋 粹 | 酔 醉 | 随 隨 | 髄 髓 | </text:p>
      <text:p text:style-name="P1"><text:s/>| 数 數 | 枢 樞 | 瀬 瀨 | 声 聲 | 静 靜 | 斉 齊 | 摂 攝 | </text:p>
      <text:p text:style-name="P1"><text:s/>| 窃 竊 | 節 節 | 専 專 | 戦 戰 | 浅 淺 | 潜 潛 | 繊 纖 | </text:p>
      <text:p text:style-name="P4"><text:s/>| 践 踐 | 銭 錢 | 禅 禪 | 曽 曾 | 祖 祖 | 僧 僧 | 双 雙 |</text:p>
      <text:p text:style-name="P4"><text:s/></text:p>
      <text:p text:style-name="P1"/>
      <text:p text:style-name="P1">| 壮 壯 | 層 層 | 捜 搜 | 挿 插 | 巣 巢 | 争 爭 | 痩 瘦 | </text:p>
      <text:p text:style-name="P1">| 総 總 | 荘 莊 | 装 裝 | 騒 騷 | 増 增 | 憎 憎 | 臓 臟 | </text:p>
      <text:p text:style-name="P1">| 蔵 藏 | 贈 贈 | 即 卽 | 属 屬 | 続 續 | 堕 墮 | 体 體 | </text:p>
      <text:p text:style-name="P1">| 対 對 | 帯 帶 | 滞 滯 | 台 臺 | 滝 瀧 | 択 擇 | 沢 澤 | </text:p>
      <text:p text:style-name="P1">| 単 單 | 嘆 嘆 | 担 擔 | 胆 膽 | 団 團 | 弾 彈 | 断 斷 | </text:p>
      <text:p text:style-name="P1">| 痴 癡 | 遅 遲 | 昼 晝 | 虫 蟲 | 鋳 鑄 | 著 著 | 庁 廳 | </text:p>
      <text:p text:style-name="P1">| 徴 徵 | 懲 懲 | 聴 聽 | 勅 敕 | 鎮 鎭 | 塚 塚 | 逓 遞 | </text:p>
      <text:p text:style-name="P1">| 鉄 鐵 | 転 轉 | 点 點 | 伝 傳 | 都 都 | 党 黨 | 盗 盜 | </text:p>
      <text:p text:style-name="P1">| 灯 燈 | 当 當 | 闘 鬭 | 徳 德 | 独 獨 | 読 讀 | 突 突 | </text:p>
      <text:p text:style-name="P1">| 届 屆 | 縄 繩 | 難 難 | 弐 貳 | 悩 惱 | 脳 腦 | 覇 霸 | </text:p>
      <text:p text:style-name="P1">| 廃 廢 | 拝 拜 | 梅 梅 | 売 賣 | 麦 麥 | 発 發 | 髪 髮 | </text:p>
      <text:p text:style-name="P1">| 抜 拔 | 繁 繁 | 晩 晚 | 蛮 蠻 | 卑 卑 | 碑 碑 | 秘 祕 | </text:p>
      <text:p text:style-name="P1">| 浜 濱 | 賓 賓 | 頻 頻 | 敏 敏 | 瓶 甁 | 侮 侮 | 福 福 | </text:p>
      <text:p text:style-name="P1">| 払 拂 | 仏 佛 | 併 倂 | 塀 塀 | 並 竝 | 変 變 | 辺 邊 | </text:p>
      <text:p text:style-name="P1">| 勉 勉 | 弁 辨 | 弁 瓣 | 弁 辯 | 舗 舖 | 歩 步 | 穂 穗 | </text:p>
      <text:p text:style-name="P1">| 宝 寶 | 褒 襃 | 豊 豐 | 墨 墨 | 没 沒 | 翻 飜 | 毎 每 | </text:p>
      <text:p text:style-name="P1">| 万 萬 | 満 滿 | 免 免 | 麺 麵 | 黙 默 | 餅 餠 | 戻 戾 | </text:p>
      <text:p text:style-name="P1">| 弥 彌 | 薬 藥 | 訳 譯 | 予 豫 | 余 餘 | 与 與 | 誉 譽 | </text:p>
      <text:p text:style-name="P1">| 揺 搖 | 様 樣 | 謡 謠 | 来 來 | 頼 賴 | 乱 亂 | 欄 欄 | </text:p>
      <text:p text:style-name="P1">| 覧 覽 | 隆 隆 | 竜 龍 | 虜 虜 | 両 兩 | 猟 獵 | 緑 綠 | </text:p>
      <text:p text:style-name="P1">| 塁 壘 | 涙 淚 | 類 類 | 励 勵 | 礼 禮 | 隷 隸 | 霊 靈 | </text:p>
      <text:p text:style-name="P1">| 齢 齡 | 暦 曆 | 歴 歷 | 恋 戀 | 練 練 | 錬 鍊 | 炉 爐 | </text:p>
      <text:p text:style-name="P1"><draw:frame text:anchor-type="paragraph" draw:z-index="1" draw:name="シェイプ3" draw:style-name="gr1" draw:text-style-name="P6" svg:width="10.928cm" svg:height="2.32cm" svg:x="0.09cm" svg:y="2.455cm"><draw:text-box><text:p>[新旧字体表 – CyberLibrarian] </text:p><text:p>(<text:a xlink:href="https://www.asahi-net.or.jp/~ax2s-kmtn/ref/old_chara.html" xlink:type="simple">https://www.asahi-net.or.jp/~ax2s-kmtn/ref/old_chara.html</text:a>)</text:p><text:p text:style-name="P5"/><text:p text:style-name="P5">2020年11月02日</text:p><text:p text:style-name="P5">令和二年 長月 十七</text:p></draw:text-box></draw:frame>| 労 勞 | 廊 廊 | 朗 朗 | 楼 樓 | 郎 郞 | 録 錄 | 湾 灣 |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IPA P明朝" svg:font-family="'IPA P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499cm" fo:margin-bottom="0.9cm" fo:margin-left="0.801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6:25:57.007152330</meta:creation-date>
    <dc:date>2020-11-02T17:16:44.414975524</dc:date>
    <meta:editing-duration>PT17M35S</meta:editing-duration>
    <meta:editing-cycles>6</meta:editing-cycles>
    <meta:generator>LibreOffice/6.4.6.2$Linux_X86_64 LibreOffice_project/40$Build-2</meta:generator>
    <meta:print-date>2020-11-02T17:13:26.301774042</meta:print-date>
    <meta:document-statistic meta:table-count="0" meta:image-count="0" meta:object-count="0" meta:page-count="1" meta:paragraph-count="54" meta:word-count="1166" meta:character-count="2361" meta:non-whitespace-character-count="1166"/>
  </office:meta>
</office:document-meta>
</file>